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0.923cm"/>
    </style:style>
    <style:style style:name="Table1.C" style:family="table-column">
      <style:table-column-properties style:column-width="10.425cm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895cm"/>
    </style:style>
    <style:style style:name="Table2.B" style:family="table-column">
      <style:table-column-properties style:column-width="9.604cm"/>
    </style:style>
    <style:style style:name="Table2.C" style:family="table-column">
      <style:table-column-properties style:column-width="2.514cm"/>
    </style:style>
    <style:style style:name="Table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2.C1" style:family="table-cell">
      <style:table-cell-properties fo:padding="0.049cm" fo:border="0.05pt solid #000000" style:writing-mode="page"/>
    </style:style>
    <style:style style:name="Table2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color="#ff0000" fo:font-size="20pt" style:text-underline-style="solid" style:text-underline-width="auto" style:text-underline-color="font-color" officeooo:rsid="001abbf3" officeooo:paragraph-rsid="001abbf3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000000" fo:font-size="16pt" style:text-underline-style="none" officeooo:rsid="001c799e" officeooo:paragraph-rsid="001c799e" style:font-size-asian="14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fo:font-size="16pt" officeooo:rsid="001c799e" officeooo:paragraph-rsid="001c799e" style:font-size-asian="14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officeooo:rsid="0025aa87" officeooo:paragraph-rsid="0025aa87" style:font-size-asian="14pt" style:font-size-complex="16pt"/>
    </style:style>
    <style:style style:name="P9" style:family="paragraph" style:parent-style-name="Table_20_Contents">
      <style:paragraph-properties fo:text-align="start" style:justify-single-word="false"/>
      <style:text-properties fo:font-size="16pt" officeooo:rsid="002b35d0" officeooo:paragraph-rsid="002b35d0" style:font-size-asian="14pt" style:font-size-complex="16pt"/>
    </style:style>
    <style:style style:name="P10" style:family="paragraph" style:parent-style-name="Table_20_Contents">
      <style:paragraph-properties fo:text-align="start" style:justify-single-word="false"/>
      <style:text-properties officeooo:paragraph-rsid="002b35d0"/>
    </style:style>
    <style:style style:name="P11" style:family="paragraph" style:parent-style-name="Standard">
      <style:paragraph-properties fo:text-align="start" style:justify-single-word="false"/>
      <style:text-properties fo:color="#000000" fo:font-size="16pt" style:text-underline-style="none" officeooo:rsid="001c799e" officeooo:paragraph-rsid="001c799e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ff0000" fo:font-size="20pt" style:text-underline-style="solid" style:text-underline-width="auto" style:text-underline-color="font-color" officeooo:rsid="001abbf3" officeooo:paragraph-rsid="002f26c8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officeooo:paragraph-rsid="001c799e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fo:font-size="16pt" officeooo:rsid="002f26c8" officeooo:paragraph-rsid="002f26c8" style:font-size-asian="14pt" style:font-size-complex="16pt"/>
    </style:style>
    <style:style style:name="T1" style:family="text">
      <style:text-properties fo:font-size="16pt" officeooo:rsid="002b8b28" style:font-size-asian="14pt" style:font-size-complex="16pt"/>
    </style:style>
    <style:style style:name="T2" style:family="text">
      <style:text-properties fo:font-size="16pt" officeooo:rsid="002d3e32" style:font-size-asian="14pt" style:font-size-complex="16pt"/>
    </style:style>
    <style:style style:name="T3" style:family="text">
      <style:text-properties fo:font-size="16pt" officeooo:rsid="0030a153" style:font-size-asian="14pt" style:font-size-complex="16pt"/>
    </style:style>
    <style:style style:name="T4" style:family="text">
      <style:text-properties fo:font-size="16pt" officeooo:rsid="0032fef6" style:font-size-asian="14pt" style:font-size-complex="16pt"/>
    </style:style>
    <style:style style:name="T5" style:family="text">
      <style:text-properties officeooo:rsid="002f26c8"/>
    </style:style>
    <style:style style:name="T6" style:family="text">
      <style:text-properties fo:color="#000000" fo:font-size="16pt" style:text-underline-style="none" officeooo:rsid="0033661d" style:font-size-asian="14pt" style:font-size-complex="16pt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ects.name" text:name="py3o.objects.name"/>
        <text:user-field-decl office:value-type="string" office:string-value="objects.age" text:name="py3o.objects.age"/>
        <text:user-field-decl office:value-type="string" office:string-value="objects.create_uid" text:name="py3o.objects.create_uid"/>
        <text:user-field-decl office:value-type="string" office:string-value="objects.create_uid.name" text:name="py3o.objects.create_uid.name"/>
        <text:user-field-decl office:value-type="string" office:string-value="objects.create_uid.phone" text:name="py3o.objects.create_uid.phone"/>
        <text:user-field-decl office:value-type="string" office:string-value="objects.description" text:name="py3o.objects.description"/>
        <text:user-field-decl office:value-type="string" office:string-value="line.name" text:name="py3o.line.name"/>
        <text:user-field-decl office:value-type="string" office:string-value="line.product_id" text:name="py3o.line.product_id"/>
        <text:user-field-decl office:value-type="string" office:string-value="line.price" text:name="py3o.line.price"/>
        <text:user-field-decl office:value-type="string" office:string-value="line.product_id.name" text:name="py3o.line.product_id.name"/>
      </text:user-field-decls>
      <text:p text:style-name="P4">Model One Sample Report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49060488736"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text:user-field-get text:name="py3o.objects.name">objects.name</text:user-field-get></text:p>
          </table:table-cell>
        </table:table-row>
        <table:table-row table:style-name="TableLine94349060582752">
          <table:table-cell table:style-name="Table1.A1" office:value-type="string">
            <text:p text:style-name="P7">Age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6"><text:user-field-get text:name="py3o.objects.age">objects.age</text:user-field-get></text:p>
          </table:table-cell>
        </table:table-row>
        <table:table-row table:style-name="TableLine94349060583216">
          <table:table-cell table:style-name="Table1.A1" office:value-type="string">
            <text:p text:style-name="P8">Created By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8"><text:user-field-get text:name="py3o.objects.create_uid.name">objects.create_uid.name</text:user-field-get><text:s text:c="7"/><text:user-field-get text:name="py3o.objects.create_uid.phone">objects.create_uid.phone</text:user-field-get></text:p>
          </table:table-cell>
        </table:table-row>
        <table:table-row table:style-name="TableLine94349060583968">
          <table:table-cell table:style-name="Table1.A1" office:value-type="string">
            <text:p text:style-name="P10"><text:a xlink:type="simple" xlink:href="py3o://if=%22objects.description%22" text:style-name="Internet_20_link" text:visited-style-name="Visited_20_Internet_20_Link"><text:span text:style-name="T1">if="objects.description"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</table:table-row>
        <table:table-row table:style-name="TableLine94349060584816">
          <table:table-cell table:style-name="Table1.A1" office:value-type="string">
            <text:p text:style-name="P9">Description</text:p>
          </table:table-cell>
          <table:table-cell table:style-name="Table1.A1" office:value-type="string">
            <text:p text:style-name="P6">:</text:p>
          </table:table-cell>
          <table:table-cell table:style-name="Table1.A1" office:value-type="string">
            <text:p text:style-name="P8"><text:user-field-get text:name="py3o.objects.description">objects.description</text:user-field-get></text:p>
          </table:table-cell>
        </table:table-row>
        <table:table-row table:style-name="TableLine94349060585616">
          <table:table-cell table:style-name="Table1.A1" office:value-type="string">
            <text:p text:style-name="P10"><text:a xlink:type="simple" xlink:href="py3o:///if" text:style-name="Internet_20_link" text:visited-style-name="Visited_20_Internet_20_Link"><text:span text:style-name="T2">/if</text:span></text:a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/>
          </table:table-cell>
        </table:table-row>
      </table:table>
      <text:p text:style-name="P5"/>
      <text:p text:style-name="P13"><text:a xlink:type="simple" xlink:href="py3o://if=%22objects.model_one_line_ids%22" text:style-name="Internet_20_link" text:visited-style-name="Visited_20_Internet_20_Link"><text:span text:style-name="T6">if="objects.model_one_line_ids"</text:span></text:a></text:p>
      <text:p text:style-name="P12">Model One <text:span text:style-name="T5">Lines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349009627904">
          <table:table-cell table:style-name="Table2.A1" office:value-type="string">
            <text:p text:style-name="P16">Name</text:p>
          </table:table-cell>
          <table:table-cell table:style-name="Table2.A1" office:value-type="string">
            <text:p text:style-name="P16">Product</text:p>
          </table:table-cell>
          <table:table-cell table:style-name="Table2.C1" office:value-type="string">
            <text:p text:style-name="P16">Price</text:p>
          </table:table-cell>
        </table:table-row>
        <table:table-row table:style-name="TableLine94349009627904">
          <table:table-cell table:style-name="Table2.A2" table:number-columns-spanned="3" office:value-type="string">
            <text:p text:style-name="P14"><text:a xlink:type="simple" xlink:href="py3o://for=%22line%20in%20objects.model_one_line_ids%22" text:style-name="Internet_20_link" text:visited-style-name="Visited_20_Internet_20_Link"><text:span text:style-name="T3">for="line in objects.model_one_line_ids"</text:span></text:a></text:p>
          </table:table-cell>
          <table:covered-table-cell/>
          <table:covered-table-cell/>
        </table:table-row>
        <table:table-row table:style-name="TableLine94349009627904">
          <table:table-cell table:style-name="Table2.A2" table:number-columns-spanned="3" office:value-type="string">
            <text:p text:style-name="P14"><text:a xlink:type="simple" xlink:href="py3o://if=%22line.price%20%3E%200%22" text:style-name="Internet_20_link" text:visited-style-name="Visited_20_Internet_20_Link"><text:span text:style-name="T4">if="line.price &gt; 0"</text:span></text:a></text:p>
          </table:table-cell>
          <table:covered-table-cell/>
          <table:covered-table-cell/>
        </table:table-row>
        <table:table-row table:style-name="TableLine94349009627904">
          <table:table-cell table:style-name="Table2.A4" office:value-type="string">
            <text:p text:style-name="P6"><text:user-field-get text:name="py3o.line.name">line.name</text:user-field-get></text:p>
          </table:table-cell>
          <table:table-cell table:style-name="Table2.A4" office:value-type="string">
            <text:p text:style-name="P6"><text:user-field-get text:name="py3o.line.product_id.name">line.product_id.name</text:user-field-get></text:p>
          </table:table-cell>
          <table:table-cell table:style-name="Table2.A2" office:value-type="string">
            <text:p text:style-name="P6"><text:user-field-get text:name="py3o.line.price">line.price</text:user-field-get></text:p>
          </table:table-cell>
        </table:table-row>
        <table:table-row table:style-name="TableLine94349009627904">
          <table:table-cell table:style-name="Table2.A2" table:number-columns-spanned="3" office:value-type="string">
            <text:p text:style-name="P14"><text:a xlink:type="simple" xlink:href="py3o:///if" text:style-name="Internet_20_link" text:visited-style-name="Visited_20_Internet_20_Link"><text:span text:style-name="T4">/if</text:span></text:a></text:p>
          </table:table-cell>
          <table:covered-table-cell/>
          <table:covered-table-cell/>
        </table:table-row>
        <table:table-row table:style-name="TableLine94349009627904">
          <table:table-cell table:style-name="Table2.A2" table:number-columns-spanned="3" office:value-type="string">
            <text:p text:style-name="P14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rame_20_contents">
      <style:paragraph-properties fo:text-align="center" style:justify-single-word="false"/>
    </style:style>
    <style:style style:name="Mfr1" style:family="graphic" style:parent-style-name="Frame">
      <style:graphic-properties style:vertical-pos="top" style:vertical-rel="paragraph-content" style:horizontal-pos="center" style:horizontal-rel="paragraph" fo:padding="0.15cm" fo:border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MP1"><text:date style:data-style-name="N37" text:date-value="2025-05-21T17:13:19.943344085" text:fixed="true">21/05/25</text:date><text:s/><text:time style:data-style-name="N41" text:time-value="2025-05-21T17:13:35.861186105" text:fixed="true">17:13:35</text:time><text:s text:c="123"/><text:page-number text:select-page="current">2</text:page-number><text:s/>/<text:page-count>2</text:page-count></text:p>
      </style:header>
      <style:footer>
        <text:p text:style-name="MP2"><draw:frame draw:style-name="Mfr1" draw:name="py3o.image(objects.company_id.logo, 'png', height='1cm', isb64=True)" text:anchor-type="paragraph" svg:width="2cm" draw:z-index="1"><draw:text-box fo:min-height="0.499cm"><text:p text:style-name="MP3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0T17:29:39.426140658</meta:creation-date>
    <meta:generator>LibreOffice/6.4.7.2$Linux_X86_64 LibreOffice_project/40$Build-2</meta:generator>
    <dc:date>2025-05-23T18:07:32.105600901</dc:date>
    <meta:editing-duration>PT22H2M48S</meta:editing-duration>
    <meta:editing-cycles>21</meta:editing-cycles>
    <meta:document-statistic meta:table-count="2" meta:image-count="0" meta:object-count="0" meta:page-count="2" meta:paragraph-count="28" meta:word-count="42" meta:character-count="489" meta:non-whitespace-character-count="347"/>
  </office:meta>
</office:document-meta>
</file>